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der DOS 437" svg:font-family="'Moder DOS 437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4.09mm"/>
    </style:style>
    <style:style style:name="co5" style:family="table-column">
      <style:table-column-properties fo:break-before="auto" style:column-width="32.14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9.6mm"/>
    </style:style>
    <style:style style:name="co8" style:family="table-column">
      <style:table-column-properties fo:break-before="auto" style:column-width="31.17mm"/>
    </style:style>
    <style:style style:name="co9" style:family="table-column">
      <style:table-column-properties fo:break-before="auto" style:column-width="31.56mm"/>
    </style:style>
    <style:style style:name="co10" style:family="table-column">
      <style:table-column-properties fo:break-before="auto" style:column-width="29.4mm"/>
    </style:style>
    <style:style style:name="ro1" style:family="table-row">
      <style:table-row-properties style:row-height="8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8mm" fo:break-before="auto" style:use-optimal-row-height="false"/>
    </style:style>
    <style:style style:name="ro4" style:family="table-row">
      <style:table-row-properties style:row-height="7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9">
      <style:table-cell-properties style:cell-protect="protected formula-hidden" style:print-content="true" fo:background-color="transparent" fo:border="0.06pt solid #000000"/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font-name="Moder DOS 437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="0.06pt solid #000000"/>
    </style:style>
    <style:style style:name="ce15" style:family="table-cell" style:parent-style-name="Default" style:data-style-name="N108"/>
    <style:style style:name="ce16" style:family="table-cell" style:parent-style-name="Default" style:data-style-name="N0">
      <style:text-properties fo:color="#ffffff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7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9">
      <style:table-cell-properties fo:border-bottom="none" style:cell-protect="protected formula-hidden" style:print-content="true" fo:background-color="transparent" fo:border-left="0.06pt solid #000000" fo:border-right="0.06pt solid #000000" fo:border-top="none"/>
    </style:style>
    <style:style style:name="ce25" style:family="table-cell" style:parent-style-name="Default" style:data-style-name="N109">
      <style:table-cell-properties fo:border-bottom="none" fo:background-color="#9999ff" style:cell-protect="protected formula-hidden" style:print-content="true" fo:border-left="0.06pt solid #000000" fo:border-right="0.06pt solid #000000" fo:border-top="none"/>
    </style:style>
    <style:style style:name="ce26" style:family="table-cell" style:parent-style-name="Default" style:data-style-name="N109">
      <style:table-cell-properties fo:border-bottom="none" style:cell-protect="protected formula-hidden" style:print-content="true" fo:border-left="0.06pt solid #000000" fo:border-right="0.06pt solid #000000" fo:border-top="none"/>
    </style:style>
    <style:style style:name="ce27" style:family="table-cell" style:parent-style-name="Default" style:data-style-name="N109">
      <style:table-cell-properties fo:border-bottom="none" style:cell-protect="protected formula-hidden" style:print-content="true" fo:background-color="transparent" fo:border-left="0.06pt solid #000000" fo:border-right="0.06pt solid #000000" fo:border-top="none"/>
      <style:text-properties fo:language="en" fo:country="US" style:language-asian="en" style:country-asian="US" style:language-complex="en" style:country-complex="US"/>
    </style:style>
    <style:style style:name="ce28" style:family="table-cell" style:parent-style-name="Default" style:data-style-name="N109">
      <style:table-cell-properties fo:border-bottom="0.06pt solid #000000" fo:background-color="#9999ff" style:cell-protect="protected formula-hidden" style:print-content="true" fo:border-left="0.06pt solid #000000" fo:border-right="0.06pt solid #000000" fo:border-top="none"/>
    </style:style>
    <style:style style:name="ce29" style:family="table-cell" style:parent-style-name="Default" style:data-style-name="N10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0.06pt solid #000000" fo:border-top="none"/>
      <style:paragraph-properties fo:text-align="end" fo:margin-left="0mm"/>
    </style:style>
    <style:style style:name="ce30" style:family="table-cell" style:parent-style-name="Default" style:data-style-name="N109">
      <style:table-cell-properties fo:border-bottom="none" fo:background-color="#9999ff" style:cell-protect="protected formula-hidden" style:print-content="tru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1" style:family="table-cell" style:parent-style-name="Default" style:data-style-name="N109">
      <style:table-cell-properties fo:border-bottom="0.06pt solid #000000" fo:background-color="#9999ff" style:cell-protect="protected formula-hidden" style:print-content="tru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2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6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6">
      <style:table-cell-properties fo:border-bottom="0.06pt solid #000000" fo:background-color="#9999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109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ew Cal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Enter BPM :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string" calcext:value-type="string" table:number-columns-spanned="3" table:number-rows-spanned="1">
            <text:p>Shared by Ctrl-Z </text:p>
          </table:table-cell>
          <table:covered-table-cell table:style-name="ce10"/>
          <table:covered-table-cell table:style-name="ce12"/>
          <table:table-cell/>
          <table:table-cell table:style-name="ce16" table:formula="of:=(([.B3])/4)" office:value-type="float" office:value="0.125" calcext:value-type="float">
            <text:p>0,125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mS</text:p>
          </table:table-cell>
          <table:table-cell table:style-name="ce9" office:value-type="string" calcext:value-type="string">
            <text:p>S</text:p>
          </table:table-cell>
          <table:table-cell table:style-name="ce4" office:value-type="string" calcext:value-type="string">
            <text:p>MM : SS : SSS</text:p>
          </table:table-cell>
          <table:table-cell table:style-name="ce13" office:value-type="string" calcext:value-type="string">
            <text:p>Hz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ombre de Beat</text:p>
          </table:table-cell>
          <table:table-cell table:style-name="ce1" office:value-type="float" office:value="0.5" calcext:value-type="float">
            <text:p>0,5</text:p>
          </table:table-cell>
          <table:table-cell table:style-name="ce5" office:value-type="string" calcext:value-type="string">
            <text:p>Total </text:p>
          </table:table-cell>
          <table:table-cell table:style-name="ce7" table:formula="of:=(((240/[.$D1])*([.$I1])+((240/[.$D1])*[.$B4])))*1000" office:value-type="float" office:value="250" calcext:value-type="float">
            <text:p>250,000</text:p>
          </table:table-cell>
          <table:table-cell table:style-name="ce7" table:formula="of:=(((240/[.$D1])*([.$I1])+((240/[.$D1])*[.$B4])))" office:value-type="float" office:value="0.25" calcext:value-type="float">
            <text:p>0,250</text:p>
          </table:table-cell>
          <table:table-cell table:style-name="ce11" table:formula="of:=1/([.D$1]*360)" office:value-type="time" office:time-value="PT00H00M02S" calcext:value-type="time">
            <text:p>00:02,000</text:p>
          </table:table-cell>
          <table:table-cell table:style-name="ce14" table:formula="of:=1/[.E3]" office:value-type="float" office:value="4" calcext:value-type="float">
            <text:p>4,0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ombre de Mesu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2" table:number-columns-repeated="2"/>
          <table:table-cell table:number-columns-repeated="3"/>
          <table:table-cell table:style-name="Default"/>
          <table:table-cell table:number-columns-repeated="2"/>
        </table:table-row>
      </table:table>
      <table:table table:name="Old Calc" table:style-name="ta1">
        <table:table-column table:style-name="co6" table:default-cell-style-name="ce18"/>
        <table:table-column table:style-name="co7" table:default-cell-style-name="ce25"/>
        <table:table-column table:style-name="co7" table:default-cell-style-name="ce29"/>
        <table:table-column table:style-name="co8" table:default-cell-style-name="ce32"/>
        <table:table-column table:style-name="co9" table:default-cell-style-name="ce36"/>
        <table:table-row table:style-name="ro3">
          <table:table-cell table:style-name="ce3" office:value-type="string" calcext:value-type="string">
            <text:p>Enter BPM :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string" calcext:value-type="string" table:number-columns-spanned="2" table:number-rows-spanned="1">
            <text:p>Shared by Ctrl-Z </text:p>
          </table:table-cell>
          <table:covered-table-cell table:style-name="ce10"/>
          <table:table-cell table:style-name="ce35"/>
        </table:table-row>
        <table:table-row table:style-name="ro4">
          <table:table-cell table:style-name="ce4" office:value-type="string" calcext:value-type="string">
            <text:p>Time Division</text:p>
          </table:table-cell>
          <table:table-cell table:style-name="ce4" office:value-type="string" calcext:value-type="string">
            <text:p>mS</text:p>
          </table:table-cell>
          <table:table-cell table:style-name="ce9" office:value-type="string" calcext:value-type="string">
            <text:p>S</text:p>
          </table:table-cell>
          <table:table-cell table:style-name="ce4" office:value-type="string" calcext:value-type="string">
            <text:p>MM : SS : SSS</text:p>
          </table:table-cell>
          <table:table-cell table:style-name="ce4" office:value-type="string" calcext:value-type="string">
            <text:p>Hz</text:p>
          </table:table-cell>
        </table:table-row>
        <table:table-row table:style-name="ro2">
          <table:table-cell table:style-name="ce17" office:value-type="string" calcext:value-type="string">
            <text:p>1/128T</text:p>
          </table:table-cell>
          <table:table-cell table:style-name="ce24" table:formula="of:=[.B15]*1/96" office:value-type="float" office:value="19.2307692307692" calcext:value-type="float">
            <text:p>19,231</text:p>
          </table:table-cell>
          <table:table-cell table:formula="of:=[.B3]/1000" office:value-type="float" office:value="0.0192307692307692" calcext:value-type="float">
            <text:p>0,019</text:p>
          </table:table-cell>
          <table:table-cell table:formula="of:=1/([.B$1]*360)/96" office:value-type="time" office:time-value="PT00H00M00.019230769S" calcext:value-type="time">
            <text:p>00:00,019</text:p>
          </table:table-cell>
          <table:table-cell table:formula="of:=1/[.C3]" office:value-type="float" office:value="52" calcext:value-type="float">
            <text:p>52,000</text:p>
          </table:table-cell>
        </table:table-row>
        <table:table-row table:style-name="ro2">
          <table:table-cell office:value-type="string" calcext:value-type="string">
            <text:p>1/64T</text:p>
          </table:table-cell>
          <table:table-cell table:formula="of:=[.B15]*1/48" office:value-type="float" office:value="38.4615384615385" calcext:value-type="float">
            <text:p>38,462</text:p>
          </table:table-cell>
          <table:table-cell table:style-name="ce30" table:formula="of:=[.B4]/1000" office:value-type="float" office:value="0.0384615384615385" calcext:value-type="float">
            <text:p>0,038</text:p>
          </table:table-cell>
          <table:table-cell table:style-name="ce33" table:formula="of:=1/([.B$1]*360)/48" office:value-type="time" office:time-value="PT00H00M00.038461538S" calcext:value-type="time">
            <text:p>00:00,038</text:p>
          </table:table-cell>
          <table:table-cell table:style-name="ce37" table:formula="of:=1/[.C4]" office:value-type="float" office:value="26" calcext:value-type="float">
            <text:p>26,000</text:p>
          </table:table-cell>
        </table:table-row>
        <table:table-row table:style-name="ro2">
          <table:table-cell table:style-name="ce19" office:value-type="string" calcext:value-type="string">
            <text:p>1/32T</text:p>
          </table:table-cell>
          <table:table-cell table:style-name="ce26" table:formula="of:=[.B15]*1/24" office:value-type="float" office:value="76.9230769230769" calcext:value-type="float">
            <text:p>76,923</text:p>
          </table:table-cell>
          <table:table-cell table:formula="of:=[.B5]/1000" office:value-type="float" office:value="0.0769230769230769" calcext:value-type="float">
            <text:p>0,077</text:p>
          </table:table-cell>
          <table:table-cell table:formula="of:=1/([.B$1]*360)/24" office:value-type="time" office:time-value="PT00H00M00.076923077S" calcext:value-type="time">
            <text:p>00:00,077</text:p>
          </table:table-cell>
          <table:table-cell table:formula="of:=1/[.C5]" office:value-type="float" office:value="13" calcext:value-type="float">
            <text:p>13,000</text:p>
          </table:table-cell>
        </table:table-row>
        <table:table-row table:style-name="ro2">
          <table:table-cell office:value-type="string" calcext:value-type="string">
            <text:p>1/16T</text:p>
          </table:table-cell>
          <table:table-cell table:formula="of:=[.B15]*1/12" office:value-type="float" office:value="153.846153846154" calcext:value-type="float">
            <text:p>153,846</text:p>
          </table:table-cell>
          <table:table-cell table:style-name="ce30" table:formula="of:=[.B6]/1000" office:value-type="float" office:value="0.153846153846154" calcext:value-type="float">
            <text:p>0,154</text:p>
          </table:table-cell>
          <table:table-cell table:style-name="ce33" table:formula="of:=1/([.B$1]*360)/12" office:value-type="time" office:time-value="PT00H00M00.153846154S" calcext:value-type="time">
            <text:p>00:00,154</text:p>
          </table:table-cell>
          <table:table-cell table:style-name="ce37" table:formula="of:=1/[.C6]" office:value-type="float" office:value="6.5" calcext:value-type="float">
            <text:p>6,500</text:p>
          </table:table-cell>
        </table:table-row>
        <table:table-row table:style-name="ro2">
          <table:table-cell table:style-name="ce19" office:value-type="string" calcext:value-type="string">
            <text:p>1/8T</text:p>
          </table:table-cell>
          <table:table-cell table:style-name="ce26" table:formula="of:=[.B15]*1/6" office:value-type="float" office:value="307.692307692308" calcext:value-type="float">
            <text:p>307,692</text:p>
          </table:table-cell>
          <table:table-cell table:formula="of:=[.B7]/1000" office:value-type="float" office:value="0.307692307692308" calcext:value-type="float">
            <text:p>0,308</text:p>
          </table:table-cell>
          <table:table-cell table:formula="of:=1/([.B$1]*360)/6" office:value-type="time" office:time-value="PT00H00M00.307692308S" calcext:value-type="time">
            <text:p>00:00,308</text:p>
          </table:table-cell>
          <table:table-cell table:formula="of:=1/[.C7]" office:value-type="float" office:value="3.25" calcext:value-type="float">
            <text:p>3,250</text:p>
          </table:table-cell>
        </table:table-row>
        <table:table-row table:style-name="ro2">
          <table:table-cell office:value-type="string" calcext:value-type="string">
            <text:p>1/128</text:p>
          </table:table-cell>
          <table:table-cell table:formula="of:=[.B15]/128" office:value-type="float" office:value="14.4230769230769" calcext:value-type="float">
            <text:p>14,423</text:p>
          </table:table-cell>
          <table:table-cell table:style-name="ce30" table:formula="of:=[.B8]/1000" office:value-type="float" office:value="0.0144230769230769" calcext:value-type="float">
            <text:p>0,014</text:p>
          </table:table-cell>
          <table:table-cell table:style-name="ce33" table:formula="of:=1/([.B$1]*360)/128" office:value-type="time" office:time-value="PT00H00M00.014423077S" calcext:value-type="time">
            <text:p>00:00,014</text:p>
          </table:table-cell>
          <table:table-cell table:style-name="ce37" table:formula="of:=1/[.C8]" office:value-type="float" office:value="69.3333333333333" calcext:value-type="float">
            <text:p>69,333</text:p>
          </table:table-cell>
        </table:table-row>
        <table:table-row table:style-name="ro2">
          <table:table-cell table:style-name="ce20" office:value-type="string" calcext:value-type="string">
            <text:p>1/64</text:p>
          </table:table-cell>
          <table:table-cell table:style-name="ce24" table:formula="of:=[.B15]/64" office:value-type="float" office:value="28.8461538461538" calcext:value-type="float">
            <text:p>28,846</text:p>
          </table:table-cell>
          <table:table-cell table:formula="of:=[.B9]/1000" office:value-type="float" office:value="0.0288461538461538" calcext:value-type="float">
            <text:p>0,029</text:p>
          </table:table-cell>
          <table:table-cell table:formula="of:=1/([.B$1]*360)/64" office:value-type="time" office:time-value="PT00H00M00.028846154S" calcext:value-type="time">
            <text:p>00:00,029</text:p>
          </table:table-cell>
          <table:table-cell table:formula="of:=1/[.C9]" office:value-type="float" office:value="34.6666666666667" calcext:value-type="float">
            <text:p>34,667</text:p>
          </table:table-cell>
        </table:table-row>
        <table:table-row table:style-name="ro2">
          <table:table-cell office:value-type="string" calcext:value-type="string">
            <text:p>1/32</text:p>
          </table:table-cell>
          <table:table-cell table:formula="of:=[.B15]/32" office:value-type="float" office:value="57.6923076923077" calcext:value-type="float">
            <text:p>57,692</text:p>
          </table:table-cell>
          <table:table-cell table:style-name="ce30" table:formula="of:=[.B10]/1000" office:value-type="float" office:value="0.0576923076923077" calcext:value-type="float">
            <text:p>0,058</text:p>
          </table:table-cell>
          <table:table-cell table:style-name="ce33" table:formula="of:=1/([.B$1]*360)/32" office:value-type="time" office:time-value="PT00H00M00.057692308S" calcext:value-type="time">
            <text:p>00:00,058</text:p>
          </table:table-cell>
          <table:table-cell table:style-name="ce37" table:formula="of:=1/[.C10]" office:value-type="float" office:value="17.3333333333333" calcext:value-type="float">
            <text:p>17,333</text:p>
          </table:table-cell>
        </table:table-row>
        <table:table-row table:style-name="ro2">
          <table:table-cell table:style-name="ce21" office:value-type="string" calcext:value-type="string">
            <text:p>1/16</text:p>
          </table:table-cell>
          <table:table-cell table:style-name="ce24" table:formula="of:=[.B15]/16" office:value-type="float" office:value="115.384615384615" calcext:value-type="float">
            <text:p>115,385</text:p>
          </table:table-cell>
          <table:table-cell table:formula="of:=[.B11]/1000" office:value-type="float" office:value="0.115384615384615" calcext:value-type="float">
            <text:p>0,115</text:p>
          </table:table-cell>
          <table:table-cell table:formula="of:=1/([.B$1]*360)/16" office:value-type="time" office:time-value="PT00H00M00.115384615S" calcext:value-type="time">
            <text:p>00:00,115</text:p>
          </table:table-cell>
          <table:table-cell table:formula="of:=1/[.C11]" office:value-type="float" office:value="8.66666666666667" calcext:value-type="float">
            <text:p>8,667</text:p>
          </table:table-cell>
        </table:table-row>
        <table:table-row table:style-name="ro2">
          <table:table-cell table:style-name="ce22" office:value-type="string" calcext:value-type="string">
            <text:p>1/8</text:p>
          </table:table-cell>
          <table:table-cell table:formula="of:=[.B15]/8" office:value-type="float" office:value="230.769230769231" calcext:value-type="float">
            <text:p>230,769</text:p>
          </table:table-cell>
          <table:table-cell table:style-name="ce30" table:formula="of:=[.B12]/1000" office:value-type="float" office:value="0.230769230769231" calcext:value-type="float">
            <text:p>0,231</text:p>
          </table:table-cell>
          <table:table-cell table:style-name="ce33" table:formula="of:=1/([.B$1]*360)/8" office:value-type="time" office:time-value="PT00H00M00.230769231S" calcext:value-type="time">
            <text:p>00:00,231</text:p>
          </table:table-cell>
          <table:table-cell table:style-name="ce37" table:formula="of:=1/[.C12]" office:value-type="float" office:value="4.33333333333333" calcext:value-type="float">
            <text:p>4,333</text:p>
          </table:table-cell>
        </table:table-row>
        <table:table-row table:style-name="ro2">
          <table:table-cell table:style-name="ce20" office:value-type="string" calcext:value-type="string">
            <text:p>¼</text:p>
          </table:table-cell>
          <table:table-cell table:style-name="ce24" table:formula="of:=[.B15]/4" office:value-type="float" office:value="461.538461538462" calcext:value-type="float">
            <text:p>461,538</text:p>
          </table:table-cell>
          <table:table-cell table:formula="of:=[.B13]/1000" office:value-type="float" office:value="0.461538461538462" calcext:value-type="float">
            <text:p>0,462</text:p>
          </table:table-cell>
          <table:table-cell table:formula="of:=1/([.B$1]*360)/4" office:value-type="time" office:time-value="PT00H00M00.461538462S" calcext:value-type="time">
            <text:p>00:00,462</text:p>
          </table:table-cell>
          <table:table-cell table:formula="of:=1/[.C13]" office:value-type="float" office:value="2.16666666666667" calcext:value-type="float">
            <text:p>2,167</text:p>
          </table:table-cell>
        </table:table-row>
        <table:table-row table:style-name="ro2">
          <table:table-cell office:value-type="string" calcext:value-type="string">
            <text:p>½</text:p>
          </table:table-cell>
          <table:table-cell table:formula="of:=[.B15]/2" office:value-type="float" office:value="923.076923076923" calcext:value-type="float">
            <text:p>923,077</text:p>
          </table:table-cell>
          <table:table-cell table:style-name="ce30" table:formula="of:=[.B14]/1000" office:value-type="float" office:value="0.923076923076923" calcext:value-type="float">
            <text:p>0,923</text:p>
          </table:table-cell>
          <table:table-cell table:style-name="ce33" table:formula="of:=1/([.B$1]*360)/2" office:value-type="time" office:time-value="PT00H00M00.923076923S" calcext:value-type="time">
            <text:p>00:00,923</text:p>
          </table:table-cell>
          <table:table-cell table:style-name="ce37" table:formula="of:=1/[.C14]" office:value-type="float" office:value="1.08333333333333" calcext:value-type="float">
            <text:p>1,083</text:p>
          </table:table-cell>
        </table:table-row>
        <table:table-row table:style-name="ro2">
          <table:table-cell table:style-name="ce20" office:value-type="string" calcext:value-type="string">
            <text:p>1 Bar</text:p>
          </table:table-cell>
          <table:table-cell table:style-name="ce27" table:formula="of:=(240/[.B1])*1000" office:value-type="float" office:value="1846.15384615385" calcext:value-type="float">
            <text:p>1 846,154</text:p>
          </table:table-cell>
          <table:table-cell table:formula="of:=[.B15]/1000" office:value-type="float" office:value="1.84615384615385" calcext:value-type="float">
            <text:p>1,846</text:p>
          </table:table-cell>
          <table:table-cell table:formula="of:=1/([.B$1]*360)" office:value-type="time" office:time-value="PT00H00M01.846153846S" calcext:value-type="time">
            <text:p>00:01,846</text:p>
          </table:table-cell>
          <table:table-cell table:formula="of:=1/[.C15]" office:value-type="float" office:value="0.541666666666667" calcext:value-type="float">
            <text:p>0,5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5]*[.A16]" office:value-type="float" office:value="3692.30769230769" calcext:value-type="float">
            <text:p>3 692,308</text:p>
          </table:table-cell>
          <table:table-cell table:style-name="ce30" table:formula="of:=[.B16]/1000" office:value-type="float" office:value="3.69230769230769" calcext:value-type="float">
            <text:p>3,692</text:p>
          </table:table-cell>
          <table:table-cell table:style-name="ce33" table:formula="of:=1/([.B$1]*360)*[.A16]" office:value-type="time" office:time-value="PT00H00M03.692307692S" calcext:value-type="time">
            <text:p>00:03,692</text:p>
          </table:table-cell>
          <table:table-cell table:style-name="ce37" table:formula="of:=1/[.C16]" office:value-type="float" office:value="0.270833333333333" calcext:value-type="float">
            <text:p>0,271</text:p>
          </table:table-cell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4" table:formula="of:=[.$B$15]*[.A17]" office:value-type="float" office:value="5538.46153846154" calcext:value-type="float">
            <text:p>5 538,462</text:p>
          </table:table-cell>
          <table:table-cell table:formula="of:=[.B17]/1000" office:value-type="float" office:value="5.53846153846154" calcext:value-type="float">
            <text:p>5,538</text:p>
          </table:table-cell>
          <table:table-cell table:formula="of:=1/([.B$1]*360)*[.A17]" office:value-type="time" office:time-value="PT00H00M05.538461538S" calcext:value-type="time">
            <text:p>00:05,538</text:p>
          </table:table-cell>
          <table:table-cell table:formula="of:=1/[.C17]" office:value-type="float" office:value="0.180555555555556" calcext:value-type="float">
            <text:p>0,1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$15]*[.A18]" office:value-type="float" office:value="7384.61538461539" calcext:value-type="float">
            <text:p>7 384,615</text:p>
          </table:table-cell>
          <table:table-cell table:style-name="ce30" table:formula="of:=[.B18]/1000" office:value-type="float" office:value="7.38461538461539" calcext:value-type="float">
            <text:p>7,385</text:p>
          </table:table-cell>
          <table:table-cell table:style-name="ce33" table:formula="of:=1/([.B$1]*360)*[.A18]" office:value-type="time" office:time-value="PT00H00M07.384615385S" calcext:value-type="time">
            <text:p>00:07,385</text:p>
          </table:table-cell>
          <table:table-cell table:style-name="ce37" table:formula="of:=1/[.C18]" office:value-type="float" office:value="0.135416666666667" calcext:value-type="float">
            <text:p>0,135</text:p>
          </table:table-cell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4" table:formula="of:=[.$B$15]*[.A19]" office:value-type="float" office:value="9230.76923076923" calcext:value-type="float">
            <text:p>9 230,769</text:p>
          </table:table-cell>
          <table:table-cell table:formula="of:=[.B19]/1000" office:value-type="float" office:value="9.23076923076923" calcext:value-type="float">
            <text:p>9,231</text:p>
          </table:table-cell>
          <table:table-cell table:formula="of:=1/([.B$1]*360)*[.A19]" office:value-type="time" office:time-value="PT00H00M09.230769231S" calcext:value-type="time">
            <text:p>00:09,231</text:p>
          </table:table-cell>
          <table:table-cell table:formula="of:=1/[.C19]" office:value-type="float" office:value="0.108333333333333" calcext:value-type="float">
            <text:p>0,1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$15]*[.A20]" office:value-type="float" office:value="11076.9230769231" calcext:value-type="float">
            <text:p>11 076,923</text:p>
          </table:table-cell>
          <table:table-cell table:style-name="ce30" table:formula="of:=[.B20]/1000" office:value-type="float" office:value="11.0769230769231" calcext:value-type="float">
            <text:p>11,077</text:p>
          </table:table-cell>
          <table:table-cell table:style-name="ce33" table:formula="of:=1/([.B$1]*360)*[.A20]" office:value-type="time" office:time-value="PT00H00M11.076923077S" calcext:value-type="time">
            <text:p>00:11,077</text:p>
          </table:table-cell>
          <table:table-cell table:style-name="ce37" table:formula="of:=1/[.C20]" office:value-type="float" office:value="0.0902777777777778" calcext:value-type="float">
            <text:p>0,090</text:p>
          </table:table-cell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24" table:formula="of:=[.$B$15]*[.A21]" office:value-type="float" office:value="12923.0769230769" calcext:value-type="float">
            <text:p>12 923,077</text:p>
          </table:table-cell>
          <table:table-cell table:formula="of:=[.B21]/1000" office:value-type="float" office:value="12.9230769230769" calcext:value-type="float">
            <text:p>12,923</text:p>
          </table:table-cell>
          <table:table-cell table:formula="of:=1/([.B$1]*360)*[.A21]" office:value-type="time" office:time-value="PT00H00M12.923076923S" calcext:value-type="time">
            <text:p>00:12,923</text:p>
          </table:table-cell>
          <table:table-cell table:formula="of:=1/[.C21]" office:value-type="float" office:value="0.0773809523809524" calcext:value-type="float">
            <text:p>0,0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15]*[.A22]" office:value-type="float" office:value="14769.2307692308" calcext:value-type="float">
            <text:p>14 769,231</text:p>
          </table:table-cell>
          <table:table-cell table:style-name="ce30" table:formula="of:=[.B22]/1000" office:value-type="float" office:value="14.7692307692308" calcext:value-type="float">
            <text:p>14,769</text:p>
          </table:table-cell>
          <table:table-cell table:style-name="ce33" table:formula="of:=1/([.B$1]*360)*[.A22]" office:value-type="time" office:time-value="PT00H00M14.769230769S" calcext:value-type="time">
            <text:p>00:14,769</text:p>
          </table:table-cell>
          <table:table-cell table:style-name="ce37" table:formula="of:=1/[.C22]" office:value-type="float" office:value="0.0677083333333333" calcext:value-type="float">
            <text:p>0,068</text:p>
          </table:table-cell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4" table:formula="of:=[.$B$15]*[.A23]" office:value-type="float" office:value="16615.3846153846" calcext:value-type="float">
            <text:p>16 615,385</text:p>
          </table:table-cell>
          <table:table-cell table:formula="of:=[.B23]/1000" office:value-type="float" office:value="16.6153846153846" calcext:value-type="float">
            <text:p>16,615</text:p>
          </table:table-cell>
          <table:table-cell table:formula="of:=1/([.B$1]*360)*[.A23]" office:value-type="time" office:time-value="PT00H00M16.615384615S" calcext:value-type="time">
            <text:p>00:16,615</text:p>
          </table:table-cell>
          <table:table-cell table:formula="of:=1/[.C23]" office:value-type="float" office:value="0.0601851851851852" calcext:value-type="float">
            <text:p>0,06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B$15]*[.A24]" office:value-type="float" office:value="18461.5384615385" calcext:value-type="float">
            <text:p>18 461,538</text:p>
          </table:table-cell>
          <table:table-cell table:style-name="ce30" table:formula="of:=[.B24]/1000" office:value-type="float" office:value="18.4615384615385" calcext:value-type="float">
            <text:p>18,462</text:p>
          </table:table-cell>
          <table:table-cell table:style-name="ce33" table:formula="of:=1/([.B$1]*360)*[.A24]" office:value-type="time" office:time-value="PT00H00M18.461538462S" calcext:value-type="time">
            <text:p>00:18,462</text:p>
          </table:table-cell>
          <table:table-cell table:style-name="ce37" table:formula="of:=1/[.C24]" office:value-type="float" office:value="0.0541666666666667" calcext:value-type="float">
            <text:p>0,054</text:p>
          </table:table-cell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style-name="ce24" table:formula="of:=[.$B$15]*[.A25]" office:value-type="float" office:value="20307.6923076923" calcext:value-type="float">
            <text:p>20 307,692</text:p>
          </table:table-cell>
          <table:table-cell table:formula="of:=[.B25]/1000" office:value-type="float" office:value="20.3076923076923" calcext:value-type="float">
            <text:p>20,308</text:p>
          </table:table-cell>
          <table:table-cell table:formula="of:=1/([.B$1]*360)*[.A25]" office:value-type="time" office:time-value="PT00H00M20.307692308S" calcext:value-type="time">
            <text:p>00:20,308</text:p>
          </table:table-cell>
          <table:table-cell table:formula="of:=1/[.C25]" office:value-type="float" office:value="0.0492424242424242" calcext:value-type="float">
            <text:p>0,0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B$15]*[.A26]" office:value-type="float" office:value="22153.8461538462" calcext:value-type="float">
            <text:p>22 153,846</text:p>
          </table:table-cell>
          <table:table-cell table:style-name="ce30" table:formula="of:=[.B26]/1000" office:value-type="float" office:value="22.1538461538462" calcext:value-type="float">
            <text:p>22,154</text:p>
          </table:table-cell>
          <table:table-cell table:style-name="ce33" table:formula="of:=1/([.B$1]*360)*[.A26]" office:value-type="time" office:time-value="PT00H00M22.153846154S" calcext:value-type="time">
            <text:p>00:22,154</text:p>
          </table:table-cell>
          <table:table-cell table:style-name="ce37" table:formula="of:=1/[.C26]" office:value-type="float" office:value="0.0451388888888889" calcext:value-type="float">
            <text:p>0,045</text:p>
          </table:table-cell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4" table:formula="of:=[.$B$15]*[.A27]" office:value-type="float" office:value="24000" calcext:value-type="float">
            <text:p>24 000,000</text:p>
          </table:table-cell>
          <table:table-cell table:formula="of:=[.B27]/1000" office:value-type="float" office:value="24" calcext:value-type="float">
            <text:p>24,000</text:p>
          </table:table-cell>
          <table:table-cell table:formula="of:=1/([.B$1]*360)*[.A27]" office:value-type="time" office:time-value="PT00H00M24S" calcext:value-type="time">
            <text:p>00:24,000</text:p>
          </table:table-cell>
          <table:table-cell table:formula="of:=1/[.C27]" office:value-type="float" office:value="0.0416666666666667" calcext:value-type="float">
            <text:p>0,04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B$15]*[.A28]" office:value-type="float" office:value="25846.1538461538" calcext:value-type="float">
            <text:p>25 846,154</text:p>
          </table:table-cell>
          <table:table-cell table:style-name="ce30" table:formula="of:=[.B28]/1000" office:value-type="float" office:value="25.8461538461538" calcext:value-type="float">
            <text:p>25,846</text:p>
          </table:table-cell>
          <table:table-cell table:style-name="ce33" table:formula="of:=1/([.B$1]*360)*[.A28]" office:value-type="time" office:time-value="PT00H00M25.846153846S" calcext:value-type="time">
            <text:p>00:25,846</text:p>
          </table:table-cell>
          <table:table-cell table:style-name="ce37" table:formula="of:=1/[.C28]" office:value-type="float" office:value="0.0386904761904762" calcext:value-type="float">
            <text:p>0,039</text:p>
          </table:table-cell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style-name="ce24" table:formula="of:=[.$B$15]*[.A29]" office:value-type="float" office:value="27692.3076923077" calcext:value-type="float">
            <text:p>27 692,308</text:p>
          </table:table-cell>
          <table:table-cell table:formula="of:=[.B29]/1000" office:value-type="float" office:value="27.6923076923077" calcext:value-type="float">
            <text:p>27,692</text:p>
          </table:table-cell>
          <table:table-cell table:formula="of:=1/([.B$1]*360)*[.A29]" office:value-type="time" office:time-value="PT00H00M27.692307692S" calcext:value-type="time">
            <text:p>00:27,692</text:p>
          </table:table-cell>
          <table:table-cell table:formula="of:=1/[.C29]" office:value-type="float" office:value="0.0361111111111111" calcext:value-type="float">
            <text:p>0,03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B$15]*[.A30]" office:value-type="float" office:value="29538.4615384615" calcext:value-type="float">
            <text:p>29 538,462</text:p>
          </table:table-cell>
          <table:table-cell table:style-name="ce30" table:formula="of:=[.B30]/1000" office:value-type="float" office:value="29.5384615384615" calcext:value-type="float">
            <text:p>29,538</text:p>
          </table:table-cell>
          <table:table-cell table:style-name="ce33" table:formula="of:=1/([.B$1]*360)*[.A30]" office:value-type="time" office:time-value="PT00H00M29.538461538S" calcext:value-type="time">
            <text:p>00:29,538</text:p>
          </table:table-cell>
          <table:table-cell table:style-name="ce37" table:formula="of:=1/[.C30]" office:value-type="float" office:value="0.0338541666666667" calcext:value-type="float">
            <text:p>0,034</text:p>
          </table:table-cell>
        </table:table-row>
        <table:table-row table:style-name="ro2">
          <table:table-cell table:style-name="ce20" office:value-type="float" office:value="17" calcext:value-type="float">
            <text:p>17</text:p>
          </table:table-cell>
          <table:table-cell table:style-name="ce24" table:formula="of:=[.$B$15]*[.A31]" office:value-type="float" office:value="31384.6153846154" calcext:value-type="float">
            <text:p>31 384,615</text:p>
          </table:table-cell>
          <table:table-cell table:formula="of:=[.B31]/1000" office:value-type="float" office:value="31.3846153846154" calcext:value-type="float">
            <text:p>31,385</text:p>
          </table:table-cell>
          <table:table-cell table:formula="of:=1/([.B$1]*360)*[.A31]" office:value-type="time" office:time-value="PT00H00M31.384615385S" calcext:value-type="time">
            <text:p>00:31,385</text:p>
          </table:table-cell>
          <table:table-cell table:formula="of:=1/[.C31]" office:value-type="float" office:value="0.0318627450980392" calcext:value-type="float">
            <text:p>0,03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B$15]*[.A32]" office:value-type="float" office:value="33230.7692307692" calcext:value-type="float">
            <text:p>33 230,769</text:p>
          </table:table-cell>
          <table:table-cell table:style-name="ce30" table:formula="of:=[.B32]/1000" office:value-type="float" office:value="33.2307692307692" calcext:value-type="float">
            <text:p>33,231</text:p>
          </table:table-cell>
          <table:table-cell table:style-name="ce33" table:formula="of:=1/([.B$1]*360)*[.A32]" office:value-type="time" office:time-value="PT00H00M33.230769231S" calcext:value-type="time">
            <text:p>00:33,231</text:p>
          </table:table-cell>
          <table:table-cell table:style-name="ce37" table:formula="of:=1/[.C32]" office:value-type="float" office:value="0.0300925925925926" calcext:value-type="float">
            <text:p>0,030</text:p>
          </table:table-cell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4" table:formula="of:=[.$B$15]*[.A33]" office:value-type="float" office:value="35076.9230769231" calcext:value-type="float">
            <text:p>35 076,923</text:p>
          </table:table-cell>
          <table:table-cell table:formula="of:=[.B33]/1000" office:value-type="float" office:value="35.0769230769231" calcext:value-type="float">
            <text:p>35,077</text:p>
          </table:table-cell>
          <table:table-cell table:formula="of:=1/([.B$1]*360)*[.A33]" office:value-type="time" office:time-value="PT00H00M35.076923077S" calcext:value-type="time">
            <text:p>00:35,077</text:p>
          </table:table-cell>
          <table:table-cell table:formula="of:=1/[.C33]" office:value-type="float" office:value="0.0285087719298246" calcext:value-type="float">
            <text:p>0,029</text:p>
          </table:table-cell>
        </table:table-row>
        <table:table-row table:style-name="ro2">
          <table:table-cell table:style-name="ce23" office:value-type="float" office:value="20" calcext:value-type="float">
            <text:p>20</text:p>
          </table:table-cell>
          <table:table-cell table:style-name="ce28" table:formula="of:=[.$B$15]*[.A34]" office:value-type="float" office:value="36923.0769230769" calcext:value-type="float">
            <text:p>36 923,077</text:p>
          </table:table-cell>
          <table:table-cell table:style-name="ce31" table:formula="of:=[.B34]/1000" office:value-type="float" office:value="36.9230769230769" calcext:value-type="float">
            <text:p>36,923</text:p>
          </table:table-cell>
          <table:table-cell table:style-name="ce34" table:formula="of:=1/([.B$1]*360)*[.A34]" office:value-type="time" office:time-value="PT00H00M36.923076923S" calcext:value-type="time">
            <text:p>00:36,923</text:p>
          </table:table-cell>
          <table:table-cell table:style-name="ce37" table:formula="of:=1/[.C34]" office:value-type="float" office:value="0.0270833333333333" calcext:value-type="float">
            <text:p>0,027</text:p>
          </table:table-cell>
        </table:table-row>
      </table:table>
      <table:table table:name="Longueur Onde" table:style-name="ta1">
        <table:table-column table:style-name="co10" table:default-cell-style-name="ce1"/>
        <table:table-column table:style-name="co2" table:number-columns-repeated="2" table:default-cell-style-name="ce38"/>
        <table:table-row table:style-name="ro2">
          <table:table-cell/>
          <table:table-cell office:value-type="string" calcext:value-type="string">
            <text:p>Mètres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table:style-name="ce38" office:value-type="string" calcext:value-type="string">
            <text:p>Longueur d'onde</text:p>
          </table:table-cell>
          <table:table-cell table:style-name="ce5" table:formula="of:=340/[.C2]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der DOS 437" svg:font-family="'Moder DOS 437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time-style style:name="N110">
      <number:minutes number:style="long"/>
      <number:text>:</number:text>
      <number:seconds number:style="long"/>
      <number:seconds/>
    </number:time-style>
    <number:time-style style:name="N111"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:</number:text>
      <number:seconds number:style="long"/>
    </number:time-style>
    <number:time-style style:name="N113">
      <number:text>{</number:text>
      <number:minutes number:style="long"/>
      <number:text>}:</number:text>
      <number:seconds number:style="long"/>
    </number:time-style>
    <number:time-style style:name="N114">
      <number:text>(</number:text>
      <number:minutes number:style="long"/>
      <number:text>):</number:text>
      <number:seconds number:style="long"/>
    </number:time-style>
    <number:time-style style:name="N115">
      <number:second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3"/>
    </number:time-style>
    <number:number-style style:name="N117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04:36.083292656</meta:creation-date>
    <dc:date>2018-02-26T16:26:29.090367198</dc:date>
    <meta:editing-duration>PT11M38S</meta:editing-duration>
    <meta:editing-cycles>4</meta:editing-cycles>
    <meta:generator>LibreOffice/5.3.7.2$MacOSX_X86_64 LibreOffice_project/6b8ed514a9f8b44d37a1b96673cbbdd077e24059</meta:generator>
    <meta:document-statistic meta:table-count="3" meta:cell-count="190" meta:object-count="0"/>
  </office:meta>
</office:document-meta>
</file>